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fo:font-size="14pt" fo:font-weight="normal" officeooo:rsid="0005e051" officeooo:paragraph-rsid="0006d8c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style:text-underline-style="none" fo:font-weight="bold" officeooo:rsid="0005e051" officeooo:paragraph-rsid="000b316c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4pt" style:text-underline-style="none" fo:font-weight="bold" officeooo:rsid="0005e051" officeooo:paragraph-rsid="000b316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style:text-underline-style="none" fo:font-weight="bold" officeooo:rsid="0005e051" officeooo:paragraph-rsid="000f8c3c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alibri" fo:font-size="14pt" style:text-underline-style="none" fo:font-weight="bold" officeooo:rsid="0005e051" officeooo:paragraph-rsid="000f8c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503cm" fo:margin-bottom="0.503cm" style:contextual-spacing="false" fo:line-height="115%" fo:text-align="justify" style:justify-single-word="false"/>
      <style:text-properties style:font-name="Calibri" fo:font-size="14pt" style:text-underline-style="none" fo:font-weight="bold" officeooo:rsid="0005e051" officeooo:paragraph-rsid="00112a9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4pt" style:text-underline-style="none" fo:font-weight="bold" officeooo:rsid="0005e051" officeooo:paragraph-rsid="00112a9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402cm" fo:margin-bottom="0.402cm" style:contextual-spacing="false" fo:line-height="115%" fo:text-align="justify" style:justify-single-word="false"/>
      <style:text-properties style:font-name="Calibri" fo:font-size="14pt" fo:font-style="italic" style:text-underline-style="none" fo:font-weight="bold" officeooo:rsid="0005e051" officeooo:paragraph-rsid="000a95f2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fo:font-style="italic" style:text-underline-style="none" fo:font-weight="bold" officeooo:rsid="0005e051" officeooo:paragraph-rsid="000c0174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fo:font-style="italic" style:text-underline-style="none" fo:font-weight="bold" officeooo:rsid="0005e051" officeooo:paragraph-rsid="000c70d0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fo:font-style="italic" style:text-underline-style="none" fo:font-weight="bold" officeooo:rsid="0005e051" officeooo:paragraph-rsid="000f8c3c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fo:font-style="italic" style:text-underline-style="none" fo:font-weight="bold" officeooo:rsid="0005e051" officeooo:paragraph-rsid="00112a9f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alibri" fo:font-size="14pt" fo:font-style="normal" style:text-underline-style="none" fo:font-weight="bold" officeooo:rsid="0005e051" officeooo:paragraph-rsid="000b316c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fo:font-style="normal" style:text-underline-style="none" fo:font-weight="bold" officeooo:rsid="0005e051" officeooo:paragraph-rsid="000c0174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fo:font-style="normal" style:text-underline-style="none" fo:font-weight="bold" officeooo:rsid="0005e051" officeooo:paragraph-rsid="000c70d0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fo:font-style="normal" style:text-underline-style="none" fo:font-weight="bold" officeooo:rsid="0005e051" officeooo:paragraph-rsid="000f8c3c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4pt" fo:font-style="normal" style:text-underline-style="none" fo:font-weight="bold" officeooo:rsid="0005e051" officeooo:paragraph-rsid="00112a9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4pt" fo:font-style="normal" style:text-underline-style="none" fo:font-weight="normal" officeooo:rsid="0005e051" officeooo:paragraph-rsid="000f8c3c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top="0.503cm" fo:margin-bottom="0.503cm" style:contextual-spacing="false" fo:line-height="100%" fo:text-align="center" style:justify-single-word="false"/>
      <style:text-properties style:font-name="Calibri" fo:font-size="20pt" fo:font-weight="bold" officeooo:rsid="0003f8ea" officeooo:paragraph-rsid="0003f8ea" style:font-size-asian="20pt" style:font-weight-asian="bold" style:font-size-complex="20pt" style:font-weight-complex="bold"/>
    </style:style>
    <style:style style:name="P20" style:family="paragraph" style:parent-style-name="Standard">
      <style:paragraph-properties fo:margin-top="0.503cm" fo:margin-bottom="0.503cm" style:contextual-spacing="false" fo:line-height="100%" fo:text-align="center" style:justify-single-word="false" fo:break-before="page"/>
      <style:text-properties style:font-name="Calibri" fo:font-size="20pt" fo:font-weight="bold" officeooo:rsid="0003f8ea" officeooo:paragraph-rsid="000f8c3c" style:font-size-asian="20pt" style:font-weight-asian="bold" style:font-size-complex="20pt" style:font-weight-complex="bold"/>
    </style:style>
    <style:style style:name="P21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2pt" style:text-underline-style="none" fo:font-weight="bold" officeooo:rsid="0005e051" officeooo:paragraph-rsid="0005e05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402cm" fo:margin-bottom="0.402cm" style:contextual-spacing="false" fo:line-height="115%" fo:text-align="justify" style:justify-single-word="false"/>
      <style:text-properties style:font-name="Calibri" fo:font-size="12pt" style:text-underline-style="none" fo:font-weight="bold" officeooo:rsid="0005e051" officeooo:paragraph-rsid="0008bce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Calibri" fo:font-size="12pt" style:text-underline-style="none" fo:font-weight="bold" officeooo:rsid="0005e051" officeooo:paragraph-rsid="000b316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.402cm" fo:margin-bottom="0.402cm" style:contextual-spacing="false" fo:line-height="115%" fo:text-align="justify" style:justify-single-word="false"/>
      <style:text-properties style:font-name="Calibri" fo:font-size="12pt" style:text-underline-style="none" fo:font-weight="bold" officeooo:rsid="0005e051" officeooo:paragraph-rsid="000b316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.402cm" fo:margin-bottom="0.402cm" style:contextual-spacing="false" fo:line-height="115%" fo:text-align="justify" style:justify-single-word="false"/>
      <style:text-properties style:font-name="Calibri" fo:font-size="12pt" style:text-underline-style="none" fo:font-weight="bold" officeooo:rsid="0005e051" officeooo:paragraph-rsid="000f8c3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Calibri" fo:font-size="12pt" style:text-underline-style="none" fo:font-weight="bold" officeooo:rsid="0005e051" officeooo:paragraph-rsid="000f8c3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.201cm" fo:margin-bottom="0.201cm" style:contextual-spacing="false" fo:line-height="115%" fo:text-align="justify" style:justify-single-word="false"/>
      <style:text-properties style:font-name="Calibri" fo:font-size="12pt" style:text-underline-style="none" fo:font-weight="bold" officeooo:rsid="0005e051" officeooo:paragraph-rsid="00112a9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.402cm" fo:margin-bottom="0.402cm" style:contextual-spacing="false" fo:line-height="115%" fo:text-align="justify" style:justify-single-word="false"/>
      <style:text-properties style:font-name="Calibri" fo:font-size="12pt" style:text-underline-style="none" fo:font-weight="bold" officeooo:rsid="0005e051" officeooo:paragraph-rsid="00112a9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style:text-underline-style="none" fo:font-weight="normal" officeooo:rsid="0008bcee" officeooo:paragraph-rsid="0009aa1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style:text-underline-style="none" fo:font-weight="normal" officeooo:rsid="0008bcee" officeooo:paragraph-rsid="000f8c3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style:text-underline-style="none" fo:font-weight="normal" officeooo:rsid="0008bcee" officeooo:paragraph-rsid="00112a9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6d8c1" officeooo:paragraph-rsid="0006d8c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6d8c1" officeooo:paragraph-rsid="000b316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6d8c1" officeooo:paragraph-rsid="000f8c3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6d8c1" officeooo:paragraph-rsid="00112a9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8bcee" officeooo:paragraph-rsid="0008bce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Calibri" fo:font-size="12pt" fo:font-weight="normal" officeooo:rsid="0008bcee" officeooo:paragraph-rsid="0008bce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8bcee" officeooo:paragraph-rsid="000b316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Calibri" fo:font-size="12pt" fo:font-weight="normal" officeooo:rsid="0008bcee" officeooo:paragraph-rsid="000c017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8bcee" officeooo:paragraph-rsid="000f8c3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Calibri" fo:font-size="12pt" fo:font-weight="normal" officeooo:rsid="0008bcee" officeooo:paragraph-rsid="000f8c3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8bcee" officeooo:paragraph-rsid="00112a9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Calibri" fo:font-size="12pt" fo:font-weight="normal" officeooo:rsid="0008bcee" officeooo:paragraph-rsid="00112a9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f9d3d" officeooo:paragraph-rsid="000f9d3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weight="normal" officeooo:rsid="000f9d3d" officeooo:paragraph-rsid="00112a9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style="normal" style:text-underline-style="none" fo:font-weight="normal" officeooo:rsid="0008bcee" officeooo:paragraph-rsid="000b316c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style="normal" style:text-underline-style="none" fo:font-weight="normal" officeooo:rsid="0008bcee" officeooo:paragraph-rsid="000c70d0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" fo:font-size="12pt" fo:font-style="normal" style:text-underline-style="none" fo:font-weight="normal" officeooo:rsid="0008bcee" officeooo:paragraph-rsid="00112a9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.503cm" fo:margin-bottom="0.503cm" style:contextual-spacing="false" fo:line-height="100%" fo:text-align="center" style:justify-single-word="false" fo:break-before="page"/>
      <style:text-properties fo:font-size="20pt" officeooo:paragraph-rsid="000a95f2" style:font-size-asian="20pt" style:font-size-complex="20pt"/>
    </style:style>
    <style:style style:name="P50" style:family="paragraph" style:parent-style-name="Standard">
      <style:paragraph-properties fo:margin-top="0.503cm" fo:margin-bottom="0.503cm" style:contextual-spacing="false" fo:line-height="100%" fo:text-align="center" style:justify-single-word="false" fo:break-before="page"/>
      <style:text-properties fo:font-size="20pt" officeooo:paragraph-rsid="001005fb" style:font-size-asian="20pt" style:font-size-complex="20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T1" style:family="text">
      <style:text-properties officeooo:rsid="0005e051"/>
    </style:style>
    <style:style style:name="T2" style:family="text">
      <style:text-properties officeooo:rsid="0006fbef"/>
    </style:style>
    <style:style style:name="T3" style:family="text">
      <style:text-properties officeooo:rsid="0008bcee"/>
    </style:style>
    <style:style style:name="T4" style:family="text">
      <style:text-properties officeooo:rsid="0009aa1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alibri" fo:font-size="18pt" fo:font-weight="bold" officeooo:rsid="0003f8ea" style:font-size-asian="18pt" style:font-weight-asian="bold" style:font-size-complex="18pt" style:font-weight-complex="bold"/>
    </style:style>
    <style:style style:name="T7" style:family="text">
      <style:text-properties style:font-name="Calibri" fo:font-size="18pt" fo:font-style="normal" style:text-underline-style="none" fo:font-weight="bold" officeooo:rsid="00112a9f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style:font-name="Calibri" fo:font-size="18pt" fo:font-style="normal" style:text-underline-style="none" fo:font-weight="bold" officeooo:rsid="0003f8ea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style:font-name="Calibri" fo:font-weight="bold" officeooo:rsid="0003f8ea" style:font-weight-asian="bold" style:font-weight-complex="bold"/>
    </style:style>
    <style:style style:name="T10" style:family="text">
      <style:text-properties style:font-name="Calibri" fo:font-style="normal" style:text-underline-style="none" fo:font-weight="bold" officeooo:rsid="00112a9f" style:font-style-asian="normal" style:font-weight-asian="bold" style:font-style-complex="normal" style:font-weight-complex="bold"/>
    </style:style>
    <style:style style:name="T11" style:family="text">
      <style:text-properties style:font-name="Calibri" fo:font-style="normal" style:text-underline-style="none" fo:font-weight="bold" officeooo:rsid="0003f8ea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0c48b3"/>
    </style:style>
    <style:style style:name="T14" style:family="text">
      <style:text-properties officeooo:rsid="000c70d0"/>
    </style:style>
    <style:style style:name="T15" style:family="text">
      <style:text-properties officeooo:rsid="000f9d3d"/>
    </style:style>
    <style:style style:name="T16" style:family="text">
      <style:text-properties fo:font-size="18pt" fo:font-weight="bold" officeooo:rsid="0003f8ea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1005fb" style:font-size-asian="18pt" style:font-weight-asian="bold" style:font-size-complex="18pt" style:font-weight-complex="bold"/>
    </style:style>
    <style:style style:name="T18" style:family="text">
      <style:text-properties fo:font-size="18pt" fo:font-weight="bold" officeooo:rsid="00112a9f" style:font-size-asian="18pt" style:font-weight-asian="bold" style:font-size-complex="18pt" style:font-weight-complex="bold"/>
    </style:style>
    <style:style style:name="T19" style:family="text">
      <style:text-properties officeooo:rsid="00112a9f"/>
    </style:style>
    <style:style style:name="T20" style:family="text">
      <style:text-properties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1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6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7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8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9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0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1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12" style:family="graphic">
      <style:graphic-properties draw:stroke="solid" svg:stroke-color="#000000" draw:fill="none" draw:fill-color="#ffffff" draw:textarea-vertical-align="middle" fo:min-height="1.141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utor <text:span text:style-name="T1">de cita de </text:span>la pàgina web <text:s text:c="9"/>http://quotes.toscrape.com/</text:p>
      <text:p text:style-name="P2"><text:span text:style-name="T5"><draw:frame text:anchor-type="as-char" draw:z-index="1" draw:name="Marco de texto 2" draw:style-name="gr11" draw:text-style-name="P52" svg:width="3.846cm" svg:height="1.142cm"><draw:text-box><text:p text:style-name="P51"><text:span text:style-name="T20">Targeta de dades</text:span></text:p></draw:text-box></draw:frame></text:span><text:span text:style-name="T5"><text:s/></text:span></text:p>
      <text:p text:style-name="P3">Sobre el conjunt de dades</text:p>
      <text:p text:style-name="P21">Context</text:p>
      <text:p text:style-name="P32"><text:span text:style-name="T13">La dada que s’extreu és només e</text:span><text:span text:style-name="T2">l </text:span><text:span text:style-name="T13">nom de l’au</text:span>tor d<text:span text:style-name="T2">e la primera cita de la pàgina web </text:span><text:span text:style-name="T3">indicada al títol.</text:span></text:p>
      <text:p text:style-name="P36"><text:span text:style-name="T13">Es genera un arxiu TXT que inclou el nom d’aquest autor.</text:span></text:p>
      <text:p text:style-name="P22">Contingut</text:p>
      <text:p text:style-name="P37">L’autor de la primera cita de la pàgina web al títol.</text:p>
      <text:p text:style-name="P37"/>
      <text:p text:style-name="P37"/>
      <text:p text:style-name="P37"/>
      <text:p text:style-name="P39"><draw:frame text:anchor-type="as-char" draw:z-index="2" draw:name="Marco de texto 3" draw:style-name="gr10" draw:text-style-name="P52" svg:width="3.846cm" svg:height="1.142cm"><draw:text-box><text:p text:style-name="P51"><text:span text:style-name="T20">Codi</text:span></text:p></draw:text-box></draw:frame></text:p>
      <text:p text:style-name="P9"><text:span text:style-name="T12">Quaderns de conjunts de dades</text:span></text:p>
      <text:p text:style-name="P37">Aquest apartat <text:span text:style-name="T4">inclouria </text:span>tot el codi.</text:p>
      <text:p text:style-name="P37"/>
      <text:p text:style-name="P37"/>
      <text:p text:style-name="P37"/>
      <text:p text:style-name="P39"><draw:frame text:anchor-type="as-char" draw:z-index="3" draw:name="Marco de texto 4" draw:style-name="gr9" draw:text-style-name="P52" svg:width="3.846cm" svg:height="1.142cm"><draw:text-box><text:p text:style-name="P51"><text:span text:style-name="T20">Discussió</text:span></text:p></draw:text-box></draw:frame></text:p>
      <text:p text:style-name="P14">Discussions</text:p>
      <text:p text:style-name="P29">Aquest apartat cont<text:span text:style-name="T4">i</text:span>ndria <text:span text:style-name="T4">consultes sobre el conjunt de dades</text:span>.</text:p>
      <text:p text:style-name="P1"/>
      <text:p text:style-name="P49"><text:span text:style-name="T9">Imatge de la pàgina web https://www.bolsamadrid.es/</text:span></text:p>
      <text:p text:style-name="P8"><draw:frame text:anchor-type="as-char" draw:z-index="0" draw:name="Marco de texto 1" draw:style-name="gr12" draw:text-style-name="P52" svg:width="3.846cm" svg:height="1.142cm"><draw:text-box><text:p text:style-name="P51"><text:span text:style-name="T20">Targeta de dades</text:span></text:p></draw:text-box></draw:frame></text:p>
      <text:p text:style-name="P13">Sobre el conjunt de dades</text:p>
      <text:p text:style-name="P23">Context</text:p>
      <text:p text:style-name="P33"><text:span text:style-name="T13">La dada que s’obté és una imatge determinada </text:span><text:span text:style-name="T2">de la pàgina web </text:span><text:span text:style-name="T3">indicada al títol.</text:span></text:p>
      <text:p text:style-name="P38"><text:span text:style-name="T13">Es genera un arxiu PNG amb la imatge.</text:span></text:p>
      <text:p text:style-name="P24">Contingut</text:p>
      <text:p text:style-name="P46"><text:span text:style-name="T13">Una imatge </text:span>d’<text:span text:style-name="T14">una barra de </text:span>la pàgina <text:span text:style-name="T14">inicial de la</text:span> web.</text:p>
      <text:p text:style-name="P46"/>
      <text:p text:style-name="P46"/>
      <text:p text:style-name="P46"/>
      <text:p text:style-name="P47"><draw:frame text:anchor-type="as-char" draw:z-index="4" draw:name="Marco de texto 5" draw:style-name="gr8" draw:text-style-name="P52" svg:width="3.846cm" svg:height="1.142cm"><draw:text-box><text:p text:style-name="P51"><text:span text:style-name="T20">Codi</text:span></text:p></draw:text-box></draw:frame></text:p>
      <text:p text:style-name="P10"><text:span text:style-name="T12">Quaderns de conjunts de dades</text:span></text:p>
      <text:p text:style-name="P47">Aquest apartat <text:span text:style-name="T4">inclouria </text:span>tot el codi.</text:p>
      <text:p text:style-name="P47"/>
      <text:p text:style-name="P47"/>
      <text:p text:style-name="P47"/>
      <text:p text:style-name="P47"><draw:frame text:anchor-type="as-char" draw:z-index="5" draw:name="Marco de texto 6" draw:style-name="gr7" draw:text-style-name="P52" svg:width="3.846cm" svg:height="1.142cm"><draw:text-box><text:p text:style-name="P51"><text:span text:style-name="T20">Discussió</text:span></text:p></draw:text-box></draw:frame></text:p>
      <text:p text:style-name="P15">Discussions</text:p>
      <text:p text:style-name="P47">Aquest apartat cont<text:span text:style-name="T4">i</text:span>ndria <text:span text:style-name="T4">consultes sobre el conjunt de dades</text:span>.</text:p>
      <text:p text:style-name="P47"/>
      <text:p text:style-name="P20"><text:span text:style-name="T15">Cites </text:span><text:span text:style-name="T1">de </text:span>la pàgina web http://quotes.toscrape.com/</text:p>
      <text:p text:style-name="P4"><text:span text:style-name="T5"><draw:frame text:anchor-type="as-char" draw:z-index="6" draw:name="Marco de texto 7" draw:style-name="gr6" draw:text-style-name="P52" svg:width="3.846cm" svg:height="1.142cm"><draw:text-box><text:p text:style-name="P51"><text:span text:style-name="T20">Targeta de dades</text:span></text:p></draw:text-box></draw:frame></text:span><text:span text:style-name="T5"><text:s/></text:span></text:p>
      <text:p text:style-name="P5">Sobre el conjunt de dades</text:p>
      <text:p text:style-name="P26">Context</text:p>
      <text:p text:style-name="P34"><text:span text:style-name="T15">Aquest conjunt de dades és una llista amb cites extretes de </text:span><text:span text:style-name="T2">la </text:span><text:span text:style-name="T15">pàgina </text:span><text:span text:style-name="T2">web </text:span><text:span text:style-name="T3">indicada al títol.</text:span></text:p>
      <text:p text:style-name="P44">Només s’enumeren les cites de les tres primeres pàgines de la web.</text:p>
      <text:p text:style-name="P40"/>
      <text:p text:style-name="P25">Contingut</text:p>
      <text:p text:style-name="P41"><text:span text:style-name="T15">10 cites.</text:span></text:p>
      <text:p text:style-name="P41"/>
      <text:p text:style-name="P41"/>
      <text:p text:style-name="P41"/>
      <text:p text:style-name="P41"><draw:frame text:anchor-type="as-char" draw:z-index="7" draw:name="Marco de texto 8" draw:style-name="gr5" draw:text-style-name="P52" svg:width="3.846cm" svg:height="1.142cm"><draw:text-box><text:p text:style-name="P51"><text:span text:style-name="T20">Codi</text:span></text:p></draw:text-box></draw:frame></text:p>
      <text:p text:style-name="P11"><text:span text:style-name="T12">Quaderns de conjunts de dades</text:span></text:p>
      <text:p text:style-name="P41">Aquest apartat <text:span text:style-name="T4">inclouria </text:span>tot el codi.</text:p>
      <text:p text:style-name="P41"/>
      <text:p text:style-name="P41"/>
      <text:p text:style-name="P41"/>
      <text:p text:style-name="P41"><draw:frame text:anchor-type="as-char" draw:z-index="8" draw:name="Marco de texto 9" draw:style-name="gr4" draw:text-style-name="P52" svg:width="3.846cm" svg:height="1.142cm"><draw:text-box><text:p text:style-name="P51"><text:span text:style-name="T20">Discussió</text:span></text:p></draw:text-box></draw:frame></text:p>
      <text:p text:style-name="P16">Discussions</text:p>
      <text:p text:style-name="P30">Aquest apartat cont<text:span text:style-name="T4">i</text:span>ndria <text:span text:style-name="T4">consultes sobre el conjunt de dades</text:span>.</text:p>
      <text:p text:style-name="P18"/>
      <text:p text:style-name="P50"><text:span text:style-name="T10">Opcions del menú principal <text:s text:c="70"/></text:span><text:span text:style-name="T11">de la pàgina web https://www.bolsamadrid.es/</text:span></text:p>
      <text:p text:style-name="P6"><draw:frame text:anchor-type="as-char" draw:z-index="11" draw:name="Marco de texto 12" draw:style-name="gr1" draw:text-style-name="P52" svg:width="3.846cm" svg:height="1.142cm"><draw:text-box><text:p text:style-name="P51"><text:span text:style-name="T20">Targeta de dades</text:span></text:p></draw:text-box></draw:frame></text:p>
      <text:p text:style-name="P7">Sobre el conjunt de dades</text:p>
      <text:p text:style-name="P27">Context</text:p>
      <text:p text:style-name="P35"><text:span text:style-name="T15">Aquest conjunt de dades és una llista amb </text:span><text:span text:style-name="T19">els</text:span><text:span text:style-name="T15"> </text:span><text:span text:style-name="T19">títols del menú </text:span><text:span text:style-name="T15">extrets de </text:span><text:span text:style-name="T2">la </text:span><text:span text:style-name="T15">pàgina </text:span><text:span text:style-name="T2">web </text:span><text:span text:style-name="T3">indicada al títol.</text:span></text:p>
      <text:p text:style-name="P45"><text:span text:style-name="T19">Es relacionen els noms de les opcions del menú principal </text:span>de l<text:span text:style-name="T19">a pàgina </text:span>web.</text:p>
      <text:p text:style-name="P42"/>
      <text:p text:style-name="P28">Contingut</text:p>
      <text:p text:style-name="P43"><text:span text:style-name="T19">7 títols</text:span><text:span text:style-name="T15">.</text:span></text:p>
      <text:p text:style-name="P43"/>
      <text:p text:style-name="P43"/>
      <text:p text:style-name="P43"/>
      <text:p text:style-name="P43"><draw:frame text:anchor-type="as-char" draw:z-index="9" draw:name="Marco de texto 10" draw:style-name="gr3" draw:text-style-name="P52" svg:width="3.846cm" svg:height="1.142cm"><draw:text-box><text:p text:style-name="P51"><text:span text:style-name="T20">Codi</text:span></text:p></draw:text-box></draw:frame></text:p>
      <text:p text:style-name="P12"><text:span text:style-name="T12">Quaderns de conjunts de dades</text:span></text:p>
      <text:p text:style-name="P43">Aquest apartat <text:span text:style-name="T4">inclouria </text:span>tot el codi.</text:p>
      <text:p text:style-name="P43"/>
      <text:p text:style-name="P43"/>
      <text:p text:style-name="P43"/>
      <text:p text:style-name="P43"><draw:frame text:anchor-type="as-char" draw:z-index="10" draw:name="Marco de texto 11" draw:style-name="gr2" draw:text-style-name="P52" svg:width="3.846cm" svg:height="1.142cm"><draw:text-box><text:p text:style-name="P51"><text:span text:style-name="T20">Discussió</text:span></text:p></draw:text-box></draw:frame></text:p>
      <text:p text:style-name="P17">Discussions</text:p>
      <text:p text:style-name="P31">Aquest apartat cont<text:span text:style-name="T4">i</text:span>ndria <text:span text:style-name="T4">consultes sobre el conjunt de dades</text:span>.</text:p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22:25:01.906000000</meta:creation-date>
    <dc:date>2023-03-10T06:52:58.315000000</dc:date>
    <meta:editing-duration>PT57M47S</meta:editing-duration>
    <meta:editing-cycles>10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56" meta:word-count="302" meta:character-count="1858" meta:non-whitespace-character-count="1521"/>
  </office:meta>
</office:document-meta>
</file>